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7aaa" officeooo:paragraph-rsid="00047aaa"/>
    </style:style>
    <style:style style:name="P2" style:family="paragraph" style:parent-style-name="Standard">
      <loext:graphic-properties draw:fill="none"/>
      <style:text-properties officeooo:rsid="00047aaa" officeooo:paragraph-rsid="00047aaa"/>
    </style:style>
    <style:style style:name="P3" style:family="paragraph" style:parent-style-name="Standard" style:list-style-name="L1">
      <style:text-properties officeooo:rsid="00047aaa" officeooo:paragraph-rsid="00047aaa"/>
    </style:style>
    <style:style style:name="P4" style:family="paragraph" style:parent-style-name="Standard" style:list-style-name="L2">
      <loext:graphic-properties draw:fill="none"/>
      <style:text-properties officeooo:rsid="00047aaa" officeooo:paragraph-rsid="00047aaa"/>
    </style:style>
    <style:style style:name="P5" style:family="paragraph" style:parent-style-name="Standard" style:master-page-name="">
      <loext:graphic-properties draw:fill="none"/>
      <style:paragraph-properties fo:margin-left="2cm" fo:margin-right="0cm" fo:text-indent="0cm" style:auto-text-indent="false" style:page-number="auto"/>
      <style:text-properties officeooo:rsid="00047aaa" officeooo:paragraph-rsid="00047aaa"/>
    </style:style>
    <style:style style:name="P6" style:family="paragraph" style:parent-style-name="Standard" style:master-page-name="">
      <loext:graphic-properties draw:fill="none"/>
      <style:paragraph-properties fo:margin-left="2cm" fo:margin-right="0cm" fo:text-indent="0cm" style:auto-text-indent="false" style:page-number="auto"/>
      <style:text-properties officeooo:rsid="0005d4a2" officeooo:paragraph-rsid="0005d4a2"/>
    </style:style>
    <style:style style:name="P7" style:family="paragraph" style:parent-style-name="Standard">
      <loext:graphic-properties draw:fill="none"/>
      <style:paragraph-properties fo:margin-left="2cm" fo:margin-right="0cm" fo:text-indent="0cm" style:auto-text-indent="false"/>
      <style:text-properties officeooo:rsid="00047aaa" officeooo:paragraph-rsid="00047aaa"/>
    </style:style>
    <style:style style:name="P8" style:family="paragraph" style:parent-style-name="Standard">
      <loext:graphic-properties draw:fill="none"/>
      <style:paragraph-properties fo:margin-left="2cm" fo:margin-right="0cm" fo:text-indent="0cm" style:auto-text-indent="false"/>
      <style:text-properties officeooo:rsid="0005d4a2" officeooo:paragraph-rsid="0005d4a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479591841661923973" text:style-name="L1">
        <text:list-item>
          <text:p text:style-name="P3">Introducción</text:p>
        </text:list-item>
      </text:list>
      <text:p text:style-name="P1"/>
      <text:p text:style-name="P5">Hemos realizado la aplicación AP2: “Abuapp”, la cual consiste en una pantalla de inicio para un dispositivo móvil, cuyo principal objetivo es facilitar las siguientes tareas al usuario:</text:p>
      <text:p text:style-name="P7"/>
      <text:list xml:id="list7727233794561229413" text:style-name="L2">
        <text:list-item>
          <text:p text:style-name="P4">Llamar por teléfono – La pantalla principal le mostrará un agenda de teléfonos a la que.</text:p>
        </text:list-item>
        <text:list-item>
          <text:p text:style-name="P4">Realizar llamadas de emergencia.</text:p>
        </text:list-item>
        <text:list-item>
          <text:p text:style-name="P4">Recordar citas con el médico.</text:p>
        </text:list-item>
        <text:list-item>
          <text:p text:style-name="P4">Avisar de la toma de medicamentos.</text:p>
        </text:list-item>
        <text:list-item>
          <text:p text:style-name="P4">Acceder a las aplicaciones más utilizadas.</text:p>
        </text:list-item>
      </text:list>
      <text:p text:style-name="P2"/>
      <text:list xml:id="list153356989764399" text:continue-list="list7479591841661923973" text:style-name="L1">
        <text:list-item>
          <text:p text:style-name="P3">Descripción de la aplicación y de las tareas seleccionadas</text:p>
        </text:list-item>
        <text:list-item>
          <text:p text:style-name="P3">Descripción del prototipo</text:p>
        </text:list-item>
      </text:list>
      <text:p text:style-name="P8"/>
      <text:list xml:id="list153357291630431" text:continue-numbering="true" text:style-name="L1">
        <text:list-item>
          <text:p text:style-name="P3">Test de usabilidad</text:p>
        </text:list-item>
        <text:list-item>
          <text:p text:style-name="P3">Conclusiones</text:p>
        </text:list-item>
        <text:list-item>
          <text:p text:style-name="P3">Referencias bibliográficas</text:p>
        </text:list-item>
        <text:list-item>
          <text:p text:style-name="P3">Apéndic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</meta:initial-creator>
    <meta:creation-date>2015-05-14T13:41:03.723450571</meta:creation-date>
    <dc:date>2015-05-14T15:33:56.161894353</dc:date>
    <dc:creator>Daniel </dc:creator>
    <meta:editing-duration>PT53M39S</meta:editing-duration>
    <meta:editing-cycles>1</meta:editing-cycles>
    <meta:document-statistic meta:table-count="0" meta:image-count="0" meta:object-count="0" meta:page-count="1" meta:paragraph-count="13" meta:word-count="96" meta:character-count="589" meta:non-whitespace-character-count="517"/>
    <meta:generator>LibreOffice/4.4.2.2$Linux_X86_64 LibreOffice_project/40m0$Build-2</meta:generator>
  </office:meta>
</office:document-meta>
</file>